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0000" draw:fill-color="#ffff99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3.306cm" fo:min-width="2.04cm"/>
    </style:style>
    <style:style style:name="gr6" style:family="graphic" style:parent-style-name="standard">
      <style:graphic-properties svg:stroke-color="#000000" draw:fill="solid" draw:fill-color="#cc66ff" draw:textarea-horizontal-align="justify" draw:textarea-vertical-align="middle" draw:auto-grow-height="false" fo:min-height="0.385cm" fo:min-width="0.135cm"/>
    </style:style>
    <style:style style:name="gr7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385cm" fo:min-width="0.135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svg:stroke-color="#000000" draw:fill="solid" draw:fill-color="#cc66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.385cm" fo:min-width="0.135cm"/>
    </style:style>
    <style:style style:name="gr12" style:family="graphic" style:parent-style-name="standard">
      <style:graphic-properties svg:stroke-color="#000000" draw:fill="solid" draw:fill-color="#ff9900" draw:textarea-horizontal-align="justify" draw:textarea-vertical-align="middle" draw:auto-grow-height="false" fo:min-height="0.385cm" fo:min-width="0.13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2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9" style:family="graphic" style:parent-style-name="objectwithoutfill">
      <style:graphic-properties svg:stroke-color="#000000" draw:marker-end="Arrow" draw:marker-end-width="0.3cm" draw:fill="none" draw:fill-color="#99ff66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3.556cm" svg:x="3.537cm" svg:y="2.776cm">
          <text:p text:style-name="P1">MEM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2.902cm" svg:y="3.07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0.635cm" svg:height="0.635cm" svg:x="6.077cm" svg:y="3.07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54cm" svg:height="0.889cm" svg:x="6.842cm" svg:y="8.239cm">
          <draw:glue-point draw:id="4" svg:x="-2.496cm" svg:y="-4.926cm"/>
          <draw:glue-point draw:id="5" svg:x="2.503cm" svg:y="-4.926cm"/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2.54cm" svg:height="0.889cm" svg:x="4.937cm" svg:y="14.462cm">
          <draw:glue-point draw:id="4" svg:x="-2.5cm" svg:y="-4.994cm"/>
          <draw:glue-point draw:id="5" svg:x="2.5cm" svg:y="-4.994cm"/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3.556cm" svg:x="21.936cm" svg:y="2.776cm">
          <draw:glue-point draw:id="4" svg:x="-2.425cm" svg:y="5.002cm"/>
          <text:p text:style-name="P1">MEM2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635cm" svg:height="0.635cm" svg:x="21.301cm" svg:y="3.076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9" draw:id="id9" draw:layer="layout" svg:width="0.635cm" svg:height="0.635cm" svg:x="24.476cm" svg:y="3.076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1" draw:layer="layout" svg:width="2.54cm" svg:height="3.556cm" svg:x="8.839cm" svg:y="2.777cm">
            <text:p text:style-name="P1">MEM1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635cm" svg:height="0.635cm" svg:x="8.203cm" svg:y="3.076cm">
            <text:p text:style-name="P1"><text:span text:style-name="T1">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635cm" svg:height="0.635cm" svg:x="11.378cm" svg:y="3.076cm">
            <text:p text:style-name="P1"><text:span text:style-name="T1">B</text:span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2" xml:id="id10" draw:id="id10" draw:layer="layout" svg:width="2.54cm" svg:height="0.889cm" svg:x="22.971cm" svg:y="11.414cm">
          <draw:glue-point draw:id="4" svg:x="-2.492cm" svg:y="-4.341cm"/>
          <draw:glue-point draw:id="5" svg:x="2.5cm" svg:y="-4.994cm"/>
          <text:p text:style-name="P1"><text:span text:style-name="T1">AD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3.556cm" svg:x="8.837cm" svg:y="2.776cm">
          <text:p text:style-name="P1">MEM1</text:p>
          <draw:enhanced-geometry svg:viewBox="0 0 21600 21600" draw:type="rectangle" draw:enhanced-path="M 0 0 L 21600 0 21600 21600 0 21600 0 0 Z N"/>
        </draw:custom-shape>
        <draw:custom-shape draw:style-name="gr10" draw:text-style-name="P1" xml:id="id5" draw:id="id5" draw:layer="layout" svg:width="0.635cm" svg:height="0.635cm" svg:x="8.201cm" svg:y="3.07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0.635cm" svg:height="0.635cm" svg:x="11.376cm" svg:y="3.07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54cm" svg:height="3.556cm" svg:x="15.537cm" svg:y="2.776cm">
          <text:p text:style-name="P1">MEM3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0.635cm" svg:height="0.635cm" svg:x="14.901cm" svg:y="3.075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xml:id="id8" draw:id="id8" draw:layer="layout" svg:width="0.635cm" svg:height="0.635cm" svg:x="18.076cm" svg:y="3.07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onnector draw:style-name="gr13" draw:text-style-name="P1" draw:layer="layout" draw:line-skew="0cm 3.575cm -0.811cm" svg:x1="8.112cm" svg:y1="9.128cm" svg:x2="11.693cm" svg:y2="3.075cm" draw:start-shape="id1" draw:start-glue-point="2" draw:end-shape="id2" draw:end-glue-point="0" svg:d="M8112 9128v500h5842v-7866h-2261v1313" svg:viewBox="0 0 5843 7867">
          <text:p/>
        </draw:connector>
        <draw:frame draw:style-name="gr14" draw:text-style-name="P3" draw:layer="layout" svg:width="0.739cm" svg:height="0.725cm" svg:x="22.479cm" svg:y="9.017cm">
          <draw:text-box>
            <text:p><text:span text:style-name="T2">1</text:span></text:p>
          </draw:text-box>
        </draw:frame>
        <draw:frame draw:style-name="gr15" draw:text-style-name="P4" draw:layer="layout" svg:width="3.588cm" svg:height="0.979cm" svg:x="3.956cm" svg:y="6.842cm">
          <draw:text-box>
            <text:p text:style-name="P4"><text:span text:style-name="T3">Point coordinate</text:span></text:p>
          </draw:text-box>
        </draw:frame>
        <draw:frame draw:style-name="gr16" draw:text-style-name="P4" draw:layer="layout" svg:width="7.271cm" svg:height="1.199cm" svg:x="8.75cm" svg:y="6.933cm">
          <draw:text-box>
            <text:p text:style-name="P4"><text:span text:style-name="T3">Updated centroid</text:span></text:p>
            <text:p text:style-name="P4"><text:span text:style-name="T3">accumulated coordinate</text:span></text:p>
          </draw:text-box>
        </draw:frame>
        <draw:frame draw:style-name="gr17" draw:text-style-name="P3" draw:layer="layout" svg:width="2.487cm" svg:height="0.725cm" svg:x="9.382cm" svg:y="10.525cm">
          <draw:text-box>
            <text:p text:style-name="P3"><text:span text:style-name="T2">Point label</text:span></text:p>
          </draw:text-box>
        </draw:frame>
        <draw:frame draw:style-name="gr18" draw:text-style-name="P3" draw:layer="layout" svg:width="4.18cm" svg:height="1.199cm" svg:x="9.663cm" svg:y="12.955cm">
          <draw:text-box>
            <text:p text:style-name="P3"><text:span text:style-name="T2">Coordinate offset</text:span></text:p>
          </draw:text-box>
        </draw:frame>
        <draw:connector draw:style-name="gr19" draw:text-style-name="P1" draw:layer="layout" svg:x1="6.712cm" svg:y1="3.393cm" svg:x2="7.479cm" svg:y2="8.246cm" draw:start-shape="id3" draw:start-glue-point="1" draw:end-shape="id1" draw:end-glue-point="4" svg:d="M6712 3393h767v4853" svg:viewBox="0 0 768 4854">
          <text:p/>
        </draw:connector>
        <draw:connector draw:style-name="gr19" draw:text-style-name="P1" draw:layer="layout" draw:line-skew="0.868cm" svg:x1="11.693cm" svg:y1="3.71cm" svg:x2="8.747cm" svg:y2="8.246cm" draw:start-shape="id2" draw:start-glue-point="2" draw:end-shape="id1" draw:end-glue-point="5" svg:d="M11693 3710v3132h-2946v1404" svg:viewBox="0 0 2947 4537">
          <text:p/>
        </draw:connector>
        <draw:connector draw:style-name="gr19" draw:text-style-name="P1" draw:layer="layout" draw:line-skew="0cm -7.193cm -0.811cm" svg:x1="6.207cm" svg:y1="15.351cm" svg:x2="8.518cm" svg:y2="3.075cm" draw:start-shape="id4" draw:start-glue-point="2" draw:end-shape="id5" draw:end-glue-point="0" svg:d="M6207 15351v500h-4064v-14089h6375v1313" svg:viewBox="0 0 6376 14090">
          <text:p/>
        </draw:connector>
        <draw:connector draw:style-name="gr19" draw:text-style-name="P1" draw:layer="layout" draw:line-skew="0cm 5.55cm -0.431cm" svg:x1="6.207cm" svg:y1="15.351cm" svg:x2="21.618cm" svg:y2="3.076cm" draw:start-shape="id4" draw:start-glue-point="2" draw:end-shape="id6" draw:end-glue-point="0" svg:d="M6207 15351v500h13732v-13708h1679v933" svg:viewBox="0 0 15412 13709">
          <text:p/>
        </draw:connector>
        <draw:connector draw:style-name="gr19" draw:text-style-name="P1" draw:layer="layout" draw:line-skew="1.44cm" svg:x1="15.218cm" svg:y1="3.71cm" svg:x2="5.572cm" svg:y2="14.463cm" draw:start-shape="id7" draw:start-glue-point="2" draw:end-shape="id4" draw:end-glue-point="4" svg:d="M15218 3710v6815h-9646v3938" svg:viewBox="0 0 9647 10754">
          <text:p/>
        </draw:connector>
        <draw:connector draw:style-name="gr19" draw:text-style-name="P1" draw:layer="layout" draw:line-skew="4.504cm" svg:x1="18.393cm" svg:y1="3.71cm" svg:x2="6.842cm" svg:y2="14.463cm" draw:start-shape="id8" draw:start-glue-point="2" draw:end-shape="id4" draw:end-glue-point="5" svg:d="M18393 3710v9879h-11551v874" svg:viewBox="0 0 11552 10754">
          <text:p/>
        </draw:connector>
        <draw:connector draw:style-name="gr19" draw:text-style-name="P1" draw:layer="layout" svg:x1="24.793cm" svg:y1="3.711cm" svg:x2="24.876cm" svg:y2="11.415cm" draw:start-shape="id9" draw:start-glue-point="2" draw:end-shape="id10" draw:end-glue-point="5" svg:d="M24793 3711v3851h83v3853" svg:viewBox="0 0 84 7705">
          <text:p/>
        </draw:connector>
        <draw:connector draw:style-name="gr19" draw:text-style-name="P1" draw:layer="layout" svg:x1="22.893cm" svg:y1="9.617cm" svg:x2="23.609cm" svg:y2="11.473cm" draw:end-shape="id10" draw:end-glue-point="4" svg:d="M22893 9617v648h716v1208" svg:viewBox="0 0 717 1857">
          <text:p/>
        </draw:connector>
        <draw:connector draw:style-name="gr19" draw:text-style-name="P1" draw:layer="layout" draw:line-skew="0.516cm 0cm -0.812cm" svg:x1="24.241cm" svg:y1="12.303cm" svg:x2="24.793cm" svg:y2="3.076cm" draw:start-shape="id10" draw:start-glue-point="2" draw:end-shape="id9" draw:end-glue-point="0" svg:d="M24241 12303v1016h1771v-11557h-1219v1314" svg:viewBox="0 0 1772 11558">
          <text:p/>
        </draw:connector>
        <draw:frame draw:style-name="gr20" draw:text-style-name="P4" draw:layer="layout" svg:width="4.148cm" svg:height="1.673cm" svg:x="23.368cm" svg:y="13.446cm">
          <draw:text-box>
            <text:p text:style-name="P4"><text:span text:style-name="T3">Updated centroid occurrences</text:span></text:p>
          </draw:text-box>
        </draw:frame>
        <draw:frame draw:style-name="gr18" draw:text-style-name="P3" draw:layer="layout" svg:width="6.112cm" svg:height="1.199cm" svg:x="7.731cm" svg:y="15.986cm">
          <draw:text-box>
            <text:p text:style-name="P3"><text:span text:style-name="T2">Centroid coordinate address</text:span></text:p>
          </draw:text-box>
        </draw:frame>
        <draw:connector draw:style-name="gr19" draw:text-style-name="P1" draw:layer="layout" svg:x1="8.836cm" svg:y1="3.392cm" svg:x2="11.376cm" svg:y2="3.392cm" draw:start-shape="id5" draw:start-glue-point="1" draw:end-shape="id2" draw:end-glue-point="3" svg:d="M8836 3392h2540" svg:viewBox="0 0 2541 1">
          <text:p/>
        </draw:connector>
        <draw:connector draw:style-name="gr19" draw:text-style-name="P1" draw:layer="layout" svg:x1="21.936cm" svg:y1="3.393cm" svg:x2="24.476cm" svg:y2="3.393cm" draw:start-shape="id6" draw:start-glue-point="1" draw:end-shape="id9" draw:end-glue-point="3" svg:d="M21936 3393h2540" svg:viewBox="0 0 254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ao Lopes</meta:initial-creator>
    <meta:creation-date>2014-12-12T09:44:41</meta:creation-date>
    <dc:date>2017-03-02T15:40:19.877611839</dc:date>
    <meta:editing-duration>PT11H13M33S</meta:editing-duration>
    <meta:editing-cycles>24</meta:editing-cycles>
    <meta:generator>LibreOffice/4.3.3.2$Linux_X86_64 LibreOffice_project/430m0$Build-2</meta:generator>
    <meta:document-statistic meta:object-count="38"/>
  </office:meta>
</office:document-meta>
</file>